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 fo:border="0.06pt solid #000000"/>
    </style:style>
    <style:style style:name="ce1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transparent" fo:border="0.06pt solid #000000"/>
    </style:style>
    <style:style style:name="ce4" style:family="table-cell" style:parent-style-name="Default">
      <style:table-cell-properties fo:background-color="#ff7f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row table:style-name="ro1">
          <table:table-cell table:style-name="ce2" office:value-type="string" calcext:value-type="string">
            <text:p>driving</text:p>
          </table:table-cell>
          <table:table-cell table:style-name="ce2" office:value-type="string" calcext:value-type="string">
            <text:p>journey_time</text:p>
          </table:table-cell>
          <table:table-cell table:style-name="ce2" office:value-type="string" calcext:value-type="string">
            <text:p>tip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17.12" calcext:value-type="float">
            <text:p>117.1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21.5" calcext:value-type="float">
            <text:p>121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24.7" calcext:value-type="float">
            <text:p>124.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23.63" calcext:value-type="float">
            <text:p>123.6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113.87" calcext:value-type="float">
            <text:p>113.8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24.49" calcext:value-type="float">
            <text:p>124.4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22.83" calcext:value-type="float">
            <text:p>122.8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113.24" calcext:value-type="float">
            <text:p>113.2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6" office:value-type="float" office:value="90" calcext:value-type="float">
            <text:p>90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float" office:value="100" calcext:value-type="float">
            <text:p>100</text:p>
          </table:table-cell>
        </table:table-row>
        <table:table-row table:style-name="ro1">
          <table:table-cell table:style-name="ce6" office:value-type="float" office:value="90" calcext:value-type="float">
            <text:p>90</text:p>
          </table:table-cell>
          <table:table-cell table:style-name="ce4" office:value-type="float" office:value="-1" calcext:value-type="float">
            <text:p>-1</text:p>
          </table:table-cell>
          <table:table-cell table:style-name="ce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float" office:value="-1" calcext:value-type="float">
            <text:p>-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7">00/00/0000</text:date>, <text:time style:data-style-name="N2" text:time-value="17:33:16.2887480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20:30:16.974228612</meta:creation-date>
    <dc:date>2017-11-07T17:33:38.731896530</dc:date>
    <meta:editing-duration>PT21M</meta:editing-duration>
    <meta:editing-cycles>12</meta:editing-cycles>
    <meta:generator>LibreOffice/5.3.7.2.0$Linux_X86_64 LibreOffice_project/30$Build-2</meta:generator>
    <meta:document-statistic meta:table-count="1" meta:cell-count="63" meta:object-count="0"/>
  </office:meta>
</office:document-meta>
</file>